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c7784" officeooo:paragraph-rsid="000c778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c7784" officeooo:paragraph-rsid="000d7fa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d7fa0" officeooo:paragraph-rsid="000d7fa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fdca6" officeooo:paragraph-rsid="000fdca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fdca6" officeooo:paragraph-rsid="0011d0b6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1d0b6" officeooo:paragraph-rsid="0011d0b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0af55a" officeooo:paragraph-rsid="000af55a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1370d7"/>
    </style:style>
    <style:style style:name="P9" style:family="paragraph" style:parent-style-name="Standard">
      <style:paragraph-properties fo:text-align="start" style:justify-single-word="false"/>
      <style:text-properties officeooo:paragraph-rsid="001558a4"/>
    </style:style>
    <style:style style:name="P10" style:family="paragraph" style:parent-style-name="Standard">
      <style:paragraph-properties fo:text-align="start" style:justify-single-word="false"/>
      <style:text-properties officeooo:rsid="001370d7" officeooo:paragraph-rsid="001370d7"/>
    </style:style>
    <style:style style:name="P11" style:family="paragraph" style:parent-style-name="Preformatted_20_Text">
      <style:paragraph-properties fo:text-align="start" style:justify-single-word="false"/>
      <style:text-properties fo:font-size="10pt" fo:font-weight="bold" officeooo:rsid="000fdca6" officeooo:paragraph-rsid="000fdca6" style:font-size-asian="10pt" style:font-weight-asian="bold" style:font-size-complex="10pt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d7fa0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1d0b6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370d7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558a4" style:font-size-asian="12pt" style:font-weight-asian="normal" style:font-size-complex="12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66ff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66ff" fo:font-size="12pt" style:text-underline-style="none" fo:font-weight="normal" officeooo:rsid="000d7fa0" style:font-size-asian="12pt" style:font-weight-asian="normal" style:font-size-complex="12pt" style:font-weight-complex="normal"/>
    </style:style>
    <style:style style:name="T9" style:family="text">
      <style:text-properties fo:color="#000000" fo:font-size="12pt" style:text-underline-style="none" fo:font-weight="normal" officeooo:rsid="000e4c82" style:font-size-asian="12pt" style:font-weight-asian="normal" style:font-size-complex="12pt" style:font-weight-complex="normal"/>
    </style:style>
    <style:style style:name="T10" style:family="text">
      <style:text-properties fo:color="#ff3333" fo:font-size="12pt" fo:font-weight="normal" officeooo:rsid="0011d0b6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utorial OpenCM</text:p>
      <text:p text:style-name="P7"/>
      <text:p text:style-name="P1"/>
      <text:p text:style-name="P1">Configuração do Arduino IDE:</text:p>
      <text:p text:style-name="P1"/>
      <text:p text:style-name="P1"><text:tab/><text:span text:style-name="T1">Seguir o tutorial presente no</text:span><text:span text:style-name="T2">s</text:span><text:span text:style-name="T1"> link</text:span><text:span text:style-name="T2">s (lembrando que para o tutorial do ROS é necessário adaptar os comandos de acordo com o distro utilizado)</text:span><text:span text:style-name="T1">: <text:s/></text:span></text:p>
      <text:p text:style-name="P1"><text:span text:style-name="T1"/></text:p>
      <text:p text:style-name="P1"><text:span text:style-name="T1"><text:tab/></text:span><text:a xlink:type="simple" xlink:href="http://emanual.robotis.com/docs/en/parts/controller/opencm904/#arduino-ide" text:style-name="Internet_20_link" text:visited-style-name="Visited_20_Internet_20_Link">http://emanual.robotis.com/docs/en/parts/controller/opencm904/#arduino-ide</text:a><text:span text:style-name="T7"> </text:span></text:p>
      <text:p text:style-name="P1"/>
      <text:p text:style-name="P2"><text:tab/><text:a xlink:type="simple" xlink:href="http://wiki.ros.org/rosserial_arduino/Tutorials/Arduino%20IDE%20Setup" text:style-name="Internet_20_link" text:visited-style-name="Visited_20_Internet_20_Link">http://wiki.ros.org/rosserial_arduino/Tutorials/Arduino%20IDE%20Setup</text:a><text:span text:style-name="T8"> </text:span><text:span text:style-name="T9">(Seguir apenas o tópico 2.1 de instalação nesse momento)</text:span></text:p>
      <text:p text:style-name="P2"/>
      <text:p text:style-name="P1"><text:tab/><text:span text:style-name="T1">Como as bibliotecas mudam com o tempo, pode existir algumas incompatibilidades entre esse tutorial com a versão mais recente. Porém, atualmente o tutorial de instalação da Robotis não apresenta nenhum problema e, ao final, seu Arduino IDE já conseguirá compilar e enviar programas <text:s/>para a OpenCM.</text:span></text:p>
      <text:p text:style-name="P1"><text:span text:style-name="T1"/></text:p>
      <text:p text:style-name="P3">Compilar nova ros_lib:</text:p>
      <text:p text:style-name="P3"/>
      <text:p text:style-name="P3"><text:tab/><text:span text:style-name="T1">Para utilizar mensagens do ROS customizadas, é necessário compilar uma versão da ros_lib para arduino e, em seguida, adicionar para as bibliotecas do Arduino. </text:span></text:p>
      <text:p text:style-name="P3"><text:span text:style-name="T1"/></text:p>
      <text:p text:style-name="P4"><text:span text:style-name="T1"><text:tab/>No workspace da edrom, execute:</text:span></text:p>
      <text:p text:style-name="P4"><text:span text:style-name="T1"/></text:p>
      <text:p text:style-name="P11"><text:span text:style-name="T6">rosrun rosserial_arduino make_libraries.py .</text:span></text:p>
      <text:p text:style-name="P4"><text:span text:style-name="T1"><text:s/></text:span></text:p>
      <text:p text:style-name="P4"><text:span text:style-name="T1"><text:tab/>Uma pasta ros_lib irá ser criada no mesmo diretório com todas as mensagens, recorte essa pasta e substitua em:</text:span></text:p>
      <text:p text:style-name="P4"><text:span text:style-name="T1"/></text:p>
      <text:p text:style-name="P4"><text:span text:style-name="T1">.arduino15/packages/OpenCm904/hardware/OpenCm904/X.X.X/libraries</text:span></text:p>
      <text:p text:style-name="P4"><text:span text:style-name="T1"/></text:p>
      <text:p text:style-name="P4"><text:span text:style-name="T1"><text:tab/>Lembrando que por ser uma pasta oculta é necessário executar ctrl+H para visualizar no Linux, além disso, o nome dos diretórios pode ter alguma alteração devido as diferentes versões. Se for o caso, tente procurar a pasta do board da OpenCm e, dentro dela, a ros_lib que já vem instalação. </text:span></text:p>
      <text:p text:style-name="P5"><text:span text:style-name="T1"><text:tab/></text:span><text:span text:style-name="T3">Na versão atual, a nova biblioteca adicionada vai possuir um erro de código que deverá ser corrigido para conseguir compilar códigos da OpenCM que usam ROS – para verificar se é o caso, inclua a ros_lib.h em um projeto da OpenCM na ArduinoIDE e tente compilar, se der erro (</text:span><text:span text:style-name="T10">error: cannot convert 'USBSerial*' to 'HardwareSerial*'</text:span><text:span text:style-name="T3">), siga os passos adiante. <text:tab/></text:span></text:p>
      <text:p text:style-name="P5"><text:span text:style-name="T3"><text:tab/>Dentro da nova ros_lib, abra o arquivo ArduinoHardware.h em um editor de código e execute as seguintes ações: </text:span></text:p>
      <text:p text:style-name="P4"><text:span text:style-name="T3"/></text:p>
      <text:p text:style-name="P6"><text:span text:style-name="T1">Substitua</text:span></text:p>
      <text:p text:style-name="P6"><text:span text:style-name="T1"><text:tab/>#define SERIAL_CLASS HardwareSerial</text:span></text:p>
      <text:p text:style-name="P6"><text:span text:style-name="T1">por</text:span></text:p>
      <text:p text:style-name="P6"><text:span text:style-name="T1"><text:tab/>#define SERIAL_CLASS USBSerial</text:span></text:p>
      <text:p text:style-name="P6"><text:span text:style-name="T3"/></text:p>
      <text:p text:style-name="P8"><text:span text:style-name="T4"><text:tab/>E no procure a última linha que aparece o termo: </text:span><text:span text:style-name="T1">USE_TEENSY_HW_SERIAL, </text:span><text:span text:style-name="T4">na linha seguinte, substitua:</text:span></text:p>
      <text:p text:style-name="P8"><text:soft-page-break/><text:span text:style-name="T4"><text:tab/>iostream = &amp;Serial1;</text:span></text:p>
      <text:p text:style-name="P10"><text:span text:style-name="T4">p</text:span><text:span text:style-name="T1">or</text:span></text:p>
      <text:p text:style-name="P8"><text:span text:style-name="T1"><text:tab/>iostream = &amp;Serial2;</text:span></text:p>
      <text:p text:style-name="P8"><text:span text:style-name="T1"/></text:p>
      <text:p text:style-name="P9"><text:span text:style-name="T1"><text:tab/></text:span><text:span text:style-name="T4">Salve e teste a compilação novamente. </text:span></text:p>
      <text:p text:style-name="P9"><text:span text:style-name="T4"><text:tab/></text:span><text:span text:style-name="T5">Nesse ponto, espero que você já seja capaz de criar códigos utilizando ROS e as bibliotecas para Dynamixel para a OpenCM, lembrando que toda vez que a mensagem customizada for modificada, será necessário executar essa sessão do tutorial novam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9:52:23.900774310</meta:creation-date>
    <dc:date>2019-05-29T21:10:43.664782044</dc:date>
    <meta:editing-duration>PT1H18M16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26" meta:word-count="344" meta:character-count="2394" meta:non-whitespace-character-count="2046"/>
  </office:meta>
</office:document-meta>
</file>